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ffffd4"/>
    </style:style>
    <style:style style:name="gr2" style:family="graphic" style:parent-style-name="standard">
      <style:graphic-properties svg:stroke-width="0.051cm" svg:stroke-color="#cf0e30" draw:fill="none" draw:fill-color="#ffffff" fo:padding-top="-0.024cm" fo:padding-bottom="-0.024cm" fo:padding-left="-0.024cm" fo:padding-right="-0.024cm"/>
    </style:style>
  </office:automatic-styles>
  <office:body>
    <office:drawing>
      <draw:page draw:name="page1" draw:style-name="dp1" draw:master-page-name="Default">
        <draw:g>
          <draw:glue-point draw:id="4" svg:x="-1.287cm" svg:y="-5cm"/>
          <draw:glue-point draw:id="5" svg:x="1.251cm" svg:y="-5cm"/>
          <draw:glue-point draw:id="6" svg:x="-0.018cm" svg:y="-5cm"/>
          <draw:glue-point draw:id="7" svg:x="-1.253cm" svg:y="5cm"/>
          <draw:glue-point draw:id="8" svg:x="1.251cm" svg:y="5cm"/>
          <draw:glue-point draw:id="9" svg:x="-0.001cm" svg:y="5cm"/>
          <draw:glue-point draw:id="10" svg:x="-5cm" svg:y="-1.287cm"/>
          <draw:glue-point draw:id="11" svg:x="-5cm" svg:y="1.252cm"/>
          <draw:glue-point draw:id="12" svg:x="-5cm" svg:y="-0.017cm"/>
          <draw:glue-point draw:id="13" svg:x="5cm" svg:y="-1.254cm"/>
          <draw:glue-point draw:id="14" svg:x="5cm" svg:y="1.252cm"/>
          <draw:glue-point draw:id="15" svg:x="5cm" svg:y="0cm"/>
          <draw:glue-point draw:id="16" svg:x="-0.005cm" svg:y="-0.004cm"/>
          <draw:polygon draw:style-name="gr1" draw:layer="layout" svg:width="2cm" svg:height="2cm" svg:x="0cm" svg:y="0cm" svg:viewBox="0 0 2001 2001" draw:points="2001,1000 1999,949 1995,899 1989,848 1980,799 1968,749 1954,700 1938,652 1919,605 1899,560 1875,514 1849,471 1822,428 1791,387 1759,348 1725,311 1689,275 1652,241 1612,208 1571,178 1529,150 1485,125 1441,102 1394,80 1347,62 1300,45 1250,31 1201,20 1151,10 1101,4 1050,1 1000,0 949,1 899,4 849,10 799,20 749,31 700,45 652,62 605,80 559,102 515,125 471,150 429,178 387,208 348,241 311,275 274,311 241,348 209,387 179,428 151,471 125,514 101,560 80,605 62,652 45,700 31,749 20,799 11,848 4,899 1,949 0,1000 1,1051 4,1101 11,1152 20,1201 31,1251 45,1300 62,1347 80,1395 101,1440 125,1486 151,1529 179,1572 209,1613 241,1652 274,1690 311,1725 348,1759 387,1791 429,1822 471,1849 515,1875 559,1898 605,1920 652,1938 700,1955 749,1968 799,1980 849,1989 899,1996 949,2000 1000,2001 1050,2000 1101,1996 1151,1989 1201,1980 1250,1968 1300,1955 1347,1938 1394,1920 1441,1898 1485,1875 1529,1849 1571,1822 1612,1791 1652,1759 1689,1725 1725,1690 1759,1652 1791,1613 1822,1572 1849,1529 1875,1486 1899,1440 1919,1395 1938,1347 1954,1300 1968,1251 1980,1201 1989,1152 1995,1101 1999,1051">
            <text:p/>
          </draw:polygon>
          <draw:polygon draw:style-name="gr2" draw:layer="layout" svg:width="1.978cm" svg:height="1.98cm" svg:x="0.004cm" svg:y="0.002cm" svg:viewBox="0 0 1979 1981" draw:points="1979,988 1977,938 1973,888 1967,839 1958,789 1947,740 1933,692 1916,644 1898,597 1877,552 1854,507 1828,464 1800,422 1771,382 1739,343 1706,305 1670,270 1633,236 1594,204 1553,175 1511,147 1468,122 1423,98 1378,78 1331,59 1284,42 1235,29 1186,17 1137,8 1087,2 1057,0 917,0 887,2 837,8 787,17 738,29 690,42 643,59 596,78 550,98 506,122 462,147 420,175 380,204 341,236 304,270 268,305 234,343 203,382 174,422 145,464 119,507 97,552 76,597 58,644 41,692 27,740 15,789 6,839 0,888 0,894 0,1083 0,1089 6,1139 15,1188 27,1238 41,1286 58,1333 76,1380 97,1426 119,1470 145,1514 174,1555 203,1595 234,1634 268,1671 304,1707 341,1741 380,1773 420,1802 462,1831 506,1856 550,1879 596,1899 643,1919 690,1935 738,1949 787,1960 837,1969 887,1975 937,1979 987,1981 1037,1979 1087,1975 1137,1969 1186,1960 1235,1949 1284,1935 1331,1919 1378,1899 1423,1879 1468,1856 1511,1831 1553,1802 1594,1773 1633,1741 1670,1707 1706,1671 1739,1634 1771,1595 1800,1555 1828,1514 1854,1470 1877,1426 1898,1380 1916,1333 1933,1286 1947,1238 1958,1188 1967,1139 1973,1089 1977,1039">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TokenRing</dc:title>
    <meta:creation-date>2011-02-07T16:33:18</meta:creation-date>
    <meta:editing-duration>P0D</meta:editing-duration>
    <meta:editing-cycles>1</meta:editing-cycles>
    <meta:document-statistic meta:object-count="3"/>
    <meta:generator>OpenOffice.org/3.3$Linux OpenOffice.org_project/330m20$Build-9567</meta:generator>
  </office:meta>
</office:document-meta>
</file>